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7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2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4" style:family="graphic" style:parent-style-name="standard">
      <style:graphic-properties draw:stroke="none" svg:stroke-color="#cccccc" draw:fill="none" draw:fill-color="#ffffff" fo:min-height="0.339cm"/>
    </style:style>
    <style:style style:name="gr25" style:family="graphic" style:parent-style-name="standard">
      <style:graphic-properties draw:stroke="none" svg:stroke-color="#000000" draw:fill="none" draw:fill-color="#ffffff" fo:min-height="0.45cm"/>
    </style:style>
    <style:style style:name="gr26" style:family="graphic" style:parent-style-name="standard">
      <style:graphic-properties svg:stroke-color="#000000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7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28" style:family="graphic" style:parent-style-name="standard">
      <style:graphic-properties draw:stroke="none" svg:stroke-color="#000000" draw:fill="none" draw:fill-color="#ffffff" fo:min-height="0.25cm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cccccc"/>
      <style:paragraph-properties fo:text-align="center"/>
      <style:text-properties fo:color="#cccccc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loext:graphic-properties draw:fill="solid" draw:fill-color="#ffffff"/>
      <style:paragraph-properties fo:text-align="center"/>
      <style:text-properties fo:color="#000000" fo:font-size="6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style:text-properties fo:color="#cccccc"/>
    </style:style>
    <style:style style:name="P17" style:family="paragraph">
      <loext:graphic-properties draw:fill="solid" draw:fill-color="#ffffff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font-size="6pt"/>
    </style:style>
    <style:style style:name="P19" style:family="paragraph">
      <style:text-properties fo:color="#000000"/>
    </style:style>
    <style:style style:name="P20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2" style:family="paragraph">
      <loext:graphic-properties draw:fill="solid" draw:fill-color="#ffffff"/>
      <style:paragraph-properties fo:text-align="center"/>
      <style:text-properties fo:color="#cccccc"/>
    </style:style>
    <style:style style:name="P23" style:family="paragraph">
      <loext:graphic-properties draw:fill="none" draw:fill-color="#ffffff"/>
      <style:text-properties fo:color="#000000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color="#000000" fo:font-size="6pt" fo:font-weight="normal" style:font-weight-asian="normal" style:font-weight-complex="normal"/>
    </style:style>
    <style:style style:name="T9" style:family="text">
      <style:text-properties fo:font-size="6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</text:span><text:span text:style-name="T2">üfe, </text:span><text:span text:style-name="T2">ob </text:span><text:span text:style-name="T2">eine </text:span></text:p>
          <text:p text:style-name="P3"><text:span text:style-name="T2">Konfi</text:span><text:span text:style-name="T2">gurati</text:span><text:span text:style-name="T2">onsd</text:span><text:span text:style-name="T2">atei </text:span><text:span text:style-name="T2">mit </text:span><text:span text:style-name="T2">Pfad</text:span></text:p>
          <text:p text:style-name="P3"><text:span text:style-name="T2"><text:s/></text:span><text:span text:style-name="T2">ange</text:span><text:span text:style-name="T2">hängt </text:span><text:span text:style-name="T2">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</text:span><text:span text:style-name="T3">gab</text:span><text:span text:style-name="T3">e A1</text:span><text:span text:style-name="T4">: </text:span></text:p>
          <text:p text:style-name="P3"><text:span text:style-name="T4">verw</text:span><text:span text:style-name="T4">ende </text:span><text:span text:style-name="T4">den</text:span></text:p>
          <text:p text:style-name="P3"><text:span text:style-name="T4">Stan</text:span><text:span text:style-name="T4">dard</text:span><text:span text:style-name="T4">pfad </text:span><text:span text:style-name="T4">für </text:span><text:span text:style-name="T4">Konfi</text:span><text:span text:style-name="T4">gurat</text:span><text:span text:style-name="T4">ions</text:span><text:span text:style-name="T4">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</text:span><text:span text:style-name="T6">abe </text:span><text:span text:style-name="T6">A4.1</text:span><text:span text:style-name="T7">: </text:span></text:p>
          <text:p text:style-name="P3"><text:span text:style-name="T7">Konfig</text:span><text:span text:style-name="T7">uratio</text:span><text:span text:style-name="T7">nsdat</text:span><text:span text:style-name="T7">ei </text:span><text:span text:style-name="T7">nicht </text:span><text:span text:style-name="T7">gefun</text:span><text:span text:style-name="T7">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</text:span><text:span text:style-name="T3">gab</text:span><text:span text:style-name="T3">e A3</text:span><text:span text:style-name="T4">: </text:span></text:p>
          <text:p text:style-name="P3"><text:span text:style-name="T4">Konfi</text:span><text:span text:style-name="T4">gurat</text:span><text:span text:style-name="T4">ions</text:span><text:span text:style-name="T4">datei </text:span><text:span text:style-name="T4">gefu</text:span><text:span text:style-name="T4">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</text:span><text:span text:style-name="T4">rüfe, </text:span><text:span text:style-name="T4">ob </text:span><text:span text:style-name="T4">es </text:span><text:span text:style-name="T4">sich </text:span><text:span text:style-name="T4">um </text:span><text:span text:style-name="T4">die </text:span></text:p>
          <text:p text:style-name="P3"><text:span text:style-name="T4">Konfi</text:span><text:span text:style-name="T4">gurat</text:span><text:span text:style-name="T4">ions</text:span><text:span text:style-name="T4">datei </text:span><text:span text:style-name="T4">hand</text:span><text:span text:style-name="T4">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5" xml:id="id4" draw:id="id4" draw:layer="layout" svg:width="3.726cm" svg:height="1.198cm" svg:x="4.92cm" svg:y="13cm">
          <text:p text:style-name="P3"><text:span text:style-name="T3">Ausga</text:span><text:span text:style-name="T3">be A6</text:span><text:span text:style-name="T4">:</text:span></text:p>
          <text:p text:style-name="P3"><text:span text:style-name="T4">Verarbe</text:span><text:span text:style-name="T4">ite </text:span><text:span text:style-name="T4">Konfigu</text:span><text:span text:style-name="T4">rations</text:span><text:span text:style-name="T4">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8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6" draw:layer="layout" svg:width="1.9cm" svg:height="0.727cm" svg:x="15.8cm" svg:y="18.1cm">
          <draw:text-box>
            <text:p><text:span text:style-name="T4">Verbin</text:span><text:span text:style-name="T4">dung </text:span><text:span text:style-name="T4">nicht </text:span><text:span text:style-name="T4">mögli</text:span><text:span text:style-name="T4">ch</text:span></text:p>
          </draw:text-box>
        </draw:frame>
        <draw:custom-shape draw:style-name="gr3" draw:text-style-name="P5" xml:id="id11" draw:id="id11" draw:layer="layout" svg:width="3.726cm" svg:height="1.199cm" svg:x="8.674cm" svg:y="17.3cm">
          <text:p text:style-name="P3"><text:span text:style-name="T3">Ausgabe A8</text:span><text:span text:style-name="T4">: </text:span></text:p>
          <text:p text:style-name="P3"><text:span text:style-name="T4">Verbindung zur Datenbank </text:span></text:p>
          <text:p text:style-name="P3"><text:span text:style-name="T4">Erfolgreich</text:span></text:p>
          <text:p text:style-name="P3"><text:span text:style-name="T4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4" xml:id="id34" draw:id="id34" draw:layer="layout" svg:width="3.726cm" svg:height="1.199cm" svg:x="8.63cm" svg:y="25.7cm">
          <text:p text:style-name="P3"><text:span text:style-name="T3">F6/</text:span><text:span text:style-name="T8">Prüfe ob Nachricht </text:span></text:p>
          <text:p text:style-name="P3"><text:span text:style-name="T8">von Datenbank-Trigger </text:span></text:p>
          <text:p text:style-name="P3"><text:span text:style-name="T8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3.726cm" svg:height="1.199cm" svg:x="0.874cm" svg:y="23.501cm">
          <text:p text:style-name="P3"><text:span text:style-name="T3">F10/</text:span><text:span text:style-name="T8">Prüfe, ob Abbruchbefehl </text:span></text:p>
          <text:p text:style-name="P3"><text:span text:style-name="T8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6" draw:id="id36" draw:layer="layout" svg:width="3.726cm" svg:height="1.199cm" svg:x="8.63cm" svg:y="19.401cm">
          <text:p text:style-name="P15"><text:span text:style-name="T1">F8/</text:span><text:span text:style-name="T9">Vergleiche Maschinenname des</text:span></text:p>
          <text:p text:style-name="P15"><text:span text:style-name="T9">Triggers mit dem Maschinenname der</text:span></text:p>
          <text:p text:style-name="P15"><text:span text:style-name="T9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9" draw:text-style-name="P6" draw:layer="layout" svg:width="0.975cm" svg:height="0.489cm" svg:x="10.4cm" svg:y="23.111cm">
          <draw:text-box>
            <text:p><text:span text:style-name="T4">Ja</text:span></text:p>
          </draw:text-box>
        </draw:frame>
        <draw:frame draw:style-name="gr9" draw:text-style-name="P10" draw:layer="layout" svg:width="1.204cm" svg:height="0.489cm" svg:x="9.096cm" svg:y="23.611cm">
          <draw:text-box>
            <text:p text:style-name="P16"><text:span text:style-name="T9">Nein</text:span></text:p>
          </draw:text-box>
        </draw:frame>
        <draw:custom-shape draw:style-name="gr22" draw:text-style-name="P14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7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8" draw:layer="layout" svg:width="1.067cm" svg:height="0.489cm" svg:x="10.052cm" svg:y="1.1cm">
          <draw:text-box>
            <text:p><text:span text:style-name="T9">Start</text:span></text:p>
          </draw:text-box>
        </draw:frame>
        <draw:frame draw:style-name="gr24" draw:text-style-name="P10" draw:layer="layout" svg:width="1.2cm" svg:height="0.589cm" svg:x="18.6cm" svg:y="15.8cm">
          <draw:text-box>
            <text:p><text:span text:style-name="T7">Ende</text:span></text:p>
          </draw:text-box>
        </draw:frame>
        <draw:custom-shape draw:style-name="gr21" draw:text-style-name="P14" xml:id="id20" draw:id="id20" draw:layer="layout" svg:width="3.726cm" svg:height="1.199cm" svg:x="0.87cm" svg:y="19.401cm">
          <text:p text:style-name="P3"><text:span text:style-name="T3">F9/</text:span><text:span text:style-name="T8">Ansteuern der LEDs </text:span></text:p>
          <text:p text:style-name="P3"><text:span text:style-name="T8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704cm" svg:height="0.727cm" svg:x="5.9cm" svg:y="20.473cm">
          <draw:text-box>
            <text:p text:style-name="P16"><text:span text:style-name="T9">stimmt nicht </text:span></text:p>
            <text:p text:style-name="P16"><text:span text:style-name="T9">überein</text:span></text:p>
          </draw:text-box>
        </draw:frame>
        <draw:frame draw:style-name="gr25" draw:text-style-name="P6" draw:layer="layout" svg:width="2cm" svg:height="0.7cm" svg:x="4.7cm" svg:y="19.5cm">
          <draw:text-box>
            <text:p text:style-name="P19"><text:span text:style-name="T9">stimmt überein</text:span></text:p>
          </draw:text-box>
        </draw:frame>
        <draw:frame draw:style-name="gr9" draw:text-style-name="P6" draw:layer="layout" svg:width="1.204cm" svg:height="0.489cm" svg:x="3.1cm" svg:y="25.9cm">
          <draw:text-box>
            <text:p><text:span text:style-name="T4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6" draw:text-style-name="P14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9" draw:text-style-name="P10" draw:layer="layout" svg:width="0.975cm" svg:height="0.489cm" svg:x="2.7cm" svg:y="27.011cm">
          <draw:text-box>
            <text:p><text:span text:style-name="T7">Ja</text:span></text:p>
          </draw:text-box>
        </draw:frame>
        <draw:connector draw:style-name="gr19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4" xml:id="id33" draw:id="id33" draw:layer="layout" svg:width="3.726cm" svg:height="1.199cm" svg:x="0.874cm" svg:y="21.501cm">
          <text:p text:style-name="P3"><text:span text:style-name="T3">Ausgabe A9</text:span><text:span text:style-name="T4">: </text:span></text:p>
          <text:p text:style-name="P3"><text:span text:style-name="T4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5" xml:id="id18" draw:id="id18" draw:layer="layout" svg:width="3.726cm" svg:height="1.199cm" svg:x="3.474cm" svg:y="17.301cm">
          <text:p text:style-name="P3"><text:span text:style-name="T3">F7/</text:span><text:span text:style-name="T8">Lade den aktuellen Status der </text:span></text:p>
          <text:p text:style-name="P3"><text:span text:style-name="T8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7" draw:text-style-name="P20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1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28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29" draw:text-style-name="P1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4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3" draw:text-style-name="P17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3" draw:text-style-name="P17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3" draw:text-style-name="P22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3" draw:text-style-name="P17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3" draw:text-style-name="P17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3" draw:text-style-name="P17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3" draw:text-style-name="P17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frame draw:style-name="gr25" draw:text-style-name="P23" draw:layer="layout" svg:width="2cm" svg:height="0.7cm" svg:x="0.6cm" svg:y="26.5cm">
          <draw:text-box>
            <text:p text:style-name="P19"><text:span text:style-name="T10">Schleife</text:span></text:p>
          </draw:text-box>
        </draw:frame>
        <draw:connector draw:style-name="gr19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  <draw:connector draw:style-name="gr30" draw:text-style-name="P17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30" draw:text-style-name="P17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12:56.134447329</dc:date>
    <meta:editing-duration>PT3H30M45S</meta:editing-duration>
    <meta:editing-cycles>54</meta:editing-cycles>
    <meta:generator>LibreOffice/5.1.6.2$Linux_X86_64 LibreOffice_project/10m0$Build-2</meta:generator>
    <meta:document-statistic meta:object-count="102"/>
  </office:meta>
</office:document-meta>
</file>